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BodyBuilderTests.buil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ultipartBodyBuilderTests.publisherEntityAcceptedAsI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